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363401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58016" calcext:value-type="float">
            <text:p>125.8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401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864" calcext:value-type="float">
            <text:p>119.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401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4512" calcext:value-type="float">
            <text:p>109.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401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472" calcext:value-type="float">
            <text:p>110.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401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1256" calcext:value-type="float">
            <text:p>108.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401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4512" calcext:value-type="float">
            <text:p>109.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401</text:p>
          </table:table-cell>
          <table:table-cell office:value-type="string" calcext:value-type="string">
            <text:p>201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37016" calcext:value-type="float">
            <text:p>110.2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401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83392" calcext:value-type="float">
            <text:p>112.4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401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70032" calcext:value-type="float">
            <text:p>112.2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401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91096" calcext:value-type="float">
            <text:p>108.5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401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612" calcext:value-type="float">
            <text:p>108.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401</text:p>
          </table:table-cell>
          <table:table-cell office:value-type="string" calcext:value-type="string">
            <text:p>200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83752" calcext:value-type="float">
            <text:p>122.9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401</text:p>
          </table:table-cell>
          <table:table-cell office:value-type="string" calcext:value-type="string">
            <text:p>200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916" calcext:value-type="float">
            <text:p>123.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401</text:p>
          </table:table-cell>
          <table:table-cell office:value-type="string" calcext:value-type="string">
            <text:p>1998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6216" calcext:value-type="float">
            <text:p>123.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401</text:p>
          </table:table-cell>
          <table:table-cell office:value-type="string" calcext:value-type="string">
            <text:p>199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96" calcext:value-type="float">
            <text:p>120.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401</text:p>
          </table:table-cell>
          <table:table-cell office:value-type="string" calcext:value-type="string">
            <text:p>1996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9976" calcext:value-type="float">
            <text:p>119.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401</text:p>
          </table:table-cell>
          <table:table-cell office:value-type="string" calcext:value-type="string">
            <text:p>199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388" calcext:value-type="float">
            <text:p>119.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401</text:p>
          </table:table-cell>
          <table:table-cell office:value-type="string" calcext:value-type="string">
            <text:p>199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35752" calcext:value-type="float">
            <text:p>119.9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401</text:p>
          </table:table-cell>
          <table:table-cell office:value-type="string" calcext:value-type="string">
            <text:p>199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02224" calcext:value-type="float">
            <text:p>119.9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401</text:p>
          </table:table-cell>
          <table:table-cell office:value-type="string" calcext:value-type="string">
            <text:p>199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5592" calcext:value-type="float">
            <text:p>119.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401</text:p>
          </table:table-cell>
          <table:table-cell office:value-type="string" calcext:value-type="string">
            <text:p>198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41976" calcext:value-type="float">
            <text:p>119.4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401</text:p>
          </table:table-cell>
          <table:table-cell office:value-type="string" calcext:value-type="string">
            <text:p>1988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6156" calcext:value-type="float">
            <text:p>119.1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401</text:p>
          </table:table-cell>
          <table:table-cell office:value-type="string" calcext:value-type="string">
            <text:p>1987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5488" calcext:value-type="float">
            <text:p>119.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401</text:p>
          </table:table-cell>
          <table:table-cell office:value-type="string" calcext:value-type="string">
            <text:p>198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9288" calcext:value-type="float">
            <text:p>118.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401</text:p>
          </table:table-cell>
          <table:table-cell office:value-type="string" calcext:value-type="string">
            <text:p>198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02152" calcext:value-type="float">
            <text:p>117.8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401</text:p>
          </table:table-cell>
          <table:table-cell office:value-type="string" calcext:value-type="string">
            <text:p>198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72584" calcext:value-type="float">
            <text:p>118.9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3401</text:p>
          </table:table-cell>
          <table:table-cell office:value-type="string" calcext:value-type="string">
            <text:p>196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2" calcext:value-type="float">
            <text:p>103.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